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1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1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1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1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1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1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1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1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1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1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1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1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1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1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1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1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1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1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1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1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1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1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1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ENDCUT:end1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8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8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11/17/2018</text:date>, <text:time>17:2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11-17T17:20:24.89</dc:date>
    <dc:creator>Seab Dinch</dc:creator>
    <meta:editing-duration>P89DT19H3M22S</meta:editing-duration>
    <meta:editing-cycles>787</meta:editing-cycles>
    <meta:generator>OpenOffice/4.1.2$Win32 OpenOffice.org_project/412m3$Build-9782</meta:generator>
    <meta:document-statistic meta:table-count="3" meta:cell-count="1651" meta:object-count="0"/>
  </office:meta>
</office:document-meta>
</file>